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3.0807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8898in"/>
    </style:style>
    <style:style style:name="co10" style:family="table-column">
      <style:table-column-properties fo:break-before="auto" style:column-width="3.3319in"/>
    </style:style>
    <style:style style:name="co11" style:family="table-column">
      <style:table-column-properties fo:break-before="auto" style:column-width="2.1299in"/>
    </style:style>
    <style:style style:name="co12" style:family="table-column">
      <style:table-column-properties fo:break-before="auto" style:column-width="1.6382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2.28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3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4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5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6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</office:automatic-styles>
  <office:body>
    <office:spreadsheet>
      <table:table table:name="Defin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2">
          <table:table-cell office:value-type="string">
            <text:p>VAR_HEART<text:tab/><text:tab/>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2">
          <table:table-cell office:value-type="string">
            <text:p>VAR_LIGHTNING<text:tab/>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2">
          <table:table-cell office:value-type="string">
            <text:p>VAR_ARROW<text:tab/><text:tab/>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2">
          <table:table-cell office:value-type="string">
            <text:p>VAR_PANTS<text:tab/><text:tab/>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2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2">
          <table:table-cell office:value-type="string">
            <text:p>VAR_QUESTDONE<text:tab/>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2">
          <table:table-cell office:value-type="string">
            <text:p>VAR_MUSHROOM<text:tab/>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2">
          <table:table-cell office:value-type="string">
            <text:p>VAR_MYSORB<text:tab/><text:tab/>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2">
          <table:table-cell office:value-type="string">
            <text:p>VAR_WEAPON<text:tab/><text:tab/>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2">
          <table:table-cell office:value-type="string">
            <text:p>VAR_KEY<text:tab/><text:tab/><text:tab/>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2">
          <table:table-cell office:value-type="string">
            <text:p>VAR_SKULLKEY<text:tab/>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2">
          <table:table-cell office:value-type="string">
            <text:p>VAR_BATKEY<text:tab/><text:tab/>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2">
          <table:table-cell office:value-type="string">
            <text:p>VAR_PUMPKINKEY<text:tab/>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2">
          <table:table-cell office:value-type="string">
            <text:p>VAR_BOOTS<text:tab/><text:tab/>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2">
          <table:table-cell office:value-type="string">
            <text:p>VAR_STICK<text:tab/><text:tab/>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2">
          <table:table-cell office:value-type="string">
            <text:p>VAR_TORCH<text:tab/><text:tab/>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2">
          <table:table-cell office:value-type="string">
            <text:p>VAR_FERTILIZER<text:tab/>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2">
          <table:table-cell office:value-type="string">
            <text:p>VAR_SILVER<text:tab/><text:tab/>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2">
          <table:table-cell office:value-type="string">
            <text:p>VAR_DAISY<text:tab/><text:tab/>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2">
          <table:table-cell office:value-type="string">
            <text:p>VAR_POTION<text:tab/><text:tab/>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2">
          <table:table-cell office:value-type="string">
            <text:p>VAR_VAMPBUST<text:tab/>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2">
          <table:table-cell office:value-type="string">
            <text:p>VAR_CAT<text:tab/><text:tab/><text:tab/>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2">
          <table:table-cell office:value-type="string">
            <text:p>VAR_GEM<text:tab/><text:tab/><text:tab/>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2">
          <table:table-cell office:value-type="string">
            <text:p>VAR_ORBSTAND<text:tab/>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2">
          <table:table-cell office:value-type="string">
            <text:p>VAR_BOOTSALES<text:tab/>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2">
          <table:table-cell office:value-type="string">
            <text:p>VAR_WITCHTALK<text:tab/>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2">
          <table:table-cell office:value-type="string">
            <text:p>VAR_BRIDGEOPEN<text:tab/>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2">
          <table:table-cell office:value-type="string">
            <text:p>VAR_ZOMBIE<text:tab/><text:tab/>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2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2">
          <table:table-cell office:value-type="string">
            <text:p>VAR_TRIPLEFIRE<text:tab/>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2">
          <table:table-cell office:value-type="string">
            <text:p>VAR_TALISMAN<text:tab/>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text:tab/>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2">
          <table:table-cell office:value-type="string">
            <text:p>VAR_BATSTATUE<text:tab/>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2">
          <table:table-cell office:value-type="string">
            <text:p>VAR_BATSTAND<text:tab/>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2">
          <table:table-cell office:value-type="string">
            <text:p>VAR_VAMPSTAND<text:tab/>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2">
          <table:table-cell office:value-type="string">
            <text:p>VAR_KNOWWOLVES<text:tab/>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2">
          <table:table-cell office:value-type="string">
            <text:p>VAR_DOLL<text:tab/><text:tab/>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2">
          <table:table-cell office:value-type="string">
            <text:p>VAR_REFLECT<text:tab/><text:tab/>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2">
          <table:table-cell office:value-type="string">
            <text:p>VAR_DOLLGIVEN<text:tab/>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text:tab/>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text:tab/>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2">
          <table:table-cell office:value-type="string">
            <text:p>VAR_HELPERBAT<text:tab/>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2">
          <table:table-cell office:value-type="string">
            <text:p>VAR_TALKBAT<text:tab/><text:tab/>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2">
          <table:table-cell office:value-type="string">
            <text:p>VAR_TALKBRIDGE<text:tab/>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2">
          <table:table-cell office:value-type="string">
            <text:p>VAR_PAIDBRIDGE<text:tab/>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2">
          <table:table-cell office:value-type="string">
            <text:p>VAR_PORTALOPEN<text:tab/>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2">
          <table:table-cell office:value-type="string">
            <text:p>VAR_GAVEDAISY<text:tab/>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2">
          <table:table-cell office:value-type="string">
            <text:p>VAR_DEADELDER<text:tab/>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1">
          <table:table-cell office:value-type="string">
            <text:p>VAR_GATEOUT<text:tab/><text:tab/>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1">
          <table:table-cell office:value-type="string">
            <text:p>VAR_DEADBONK<text:tab/>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2">
          <table:table-cell office:value-type="string">
            <text:p>VAR_SEERTALK<text:tab/>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2">
          <table:table-cell office:value-type="string">
            <text:p>VAR_MINERTALK<text:tab/>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2">
          <table:table-cell office:value-type="string">
            <text:p>VAR_HPSALES<text:tab/><text:tab/>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2">
          <table:table-cell office:value-type="string">
            <text:p>VAR_DEALERTALK<text:tab/>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2">
          <table:table-cell office:value-type="string">
            <text:p>VAR_HIPUZZLE<text:tab/>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2">
          <table:table-cell office:value-type="string">
            <text:p>VAR_WITCHREWARD<text:tab/>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2">
          <table:table-cell office:value-type="string">
            <text:p>VAR_LANTERN<text:tab/><text:tab/>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2">
          <table:table-cell office:value-type="string">
            <text:p>VAR_TREEREWARD<text:tab/>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2">
          <table:table-cell office:value-type="string">
            <text:p>VAR_SILVERSLING<text:tab/>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2">
          <table:table-cell office:value-type="string">
            <text:p>VAR_LARRYREWARD<text:tab/>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2">
          <table:table-cell office:value-type="string">
            <text:p>VAR_CROPSREWARD<text:tab/>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2">
          <table:table-cell office:value-type="string">
            <text:p>VAR_ZOMBIEGEM<text:tab/>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2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2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2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2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1" table:default-cell-style-name="ce1"/>
        <table:table-column table:style-name="co9" table:default-cell-style-name="ce3"/>
        <table:table-column table:style-name="co10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comment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wling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Surviva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ss Bash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Loony Ba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Remix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Tree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Bonita's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Bog P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Tiny Cab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Skull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Se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Messy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Orb-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Ghost Potion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The Shrine Of Bombulu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ppy Stick Wood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ppy Stick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Lar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omb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Cabin In The Wood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Collecto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Hidey-Hol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wampdog Lai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Cabin Tree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Bonita's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Bog Pi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Tiny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Cabin Seer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D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Dusty Crypt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M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Musty Crypt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R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usty Crypt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Messy Cabin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Frankenjulie's Laborato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Ghost Potion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Key and "Pumpkin Key" and 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Ghost Potion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Ghost Potion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 Roof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Ghost Potion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Key and "Pumpkin Key" and 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Abandoned Mine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bandoned Mine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Shrine Of Bombulus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A Gloomy Caver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 Gloomy Cavern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ppy Stick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The Wolf De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Silver Sling and have_light_source()),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Larry's Lai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Silver Sling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Cabin Larry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omb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Righ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(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2"/>
          <table:table-cell table:style-name="ce4" office:value-type="string">
            <text:p>Skull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Skull Jail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Skull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Statue-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Statue-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Statue-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Statue-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Bat Jail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Bat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bin In The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Pumpkin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Pumpkin Jail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Pumpkin Key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2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The Heart Of Terro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Vamp Statue-8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Roof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Roof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Roof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Roof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Cabin Collecto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Roof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Roof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Roof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Castle Vampy Roof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The Evilize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Empty Roofto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can_reach_location("Q: Save Halloween Hill")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A Hidey-Hol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Empty Roof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wampdog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Larry's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logical zone connections, cant be randomized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2"/>
          <table:table-cell table:style-name="ce4" office:value-type="string">
            <text:p>Big Gem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Big Gem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 office:value-type="string">
            <text:p>wdwd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/>
          <table:table-cell table:style-name="ce4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2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/>
          <table:table-cell table:style-name="ce4" office:value-type="string">
            <text:p>Boots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probably need these with molecular dispersion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6"/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 table:number-rows-repeated="3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 table:number-rows-repeated="5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 table:number-rows-repeated="10482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cations" table:style-name="ta1" table:print="false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</table:table-row>
        <table:table-row table:style-name="ro1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state.has("Boots", player),</text:p>
          </table:table-cell>
        </table:table-row>
        <table:table-row table:style-name="ro2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1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state.has("Boots", player),</text:p>
          </table:table-cell>
        </table:table-row>
        <table:table-row table:style-name="ro2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state.has("Fertilizer", player),</text:p>
          </table:table-cell>
        </table:table-row>
        <table:table-row table:style-name="ro1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2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state, player),</text:p>
          </table:table-cell>
        </table:table-row>
        <table:table-row table:style-name="ro1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2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2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(state, player),</text:p>
          </table:table-cell>
        </table:table-row>
        <table:table-row table:style-name="ro2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2"/>
        </table:table-row>
        <table:table-row table:style-name="ro2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2"/>
        </table:table-row>
        <table:table-row table:style-name="ro2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state.has("Skull Key", player),</text:p>
          </table:table-cell>
        </table:table-row>
        <table:table-row table:style-name="ro2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2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2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2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state.has("Pumpkin Key", player),</text:p>
          </table:table-cell>
        </table:table-row>
        <table:table-row table:style-name="ro2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(state, player),</text:p>
          </table:table-cell>
        </table:table-row>
        <table:table-row table:style-name="ro2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2"/>
        </table:table-row>
        <table:table-row table:style-name="ro2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2"/>
        </table:table-row>
        <table:table-row table:style-name="ro2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state.has("Boots", player),</text:p>
          </table:table-cell>
        </table:table-row>
        <table:table-row table:style-name="ro2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2"/>
        </table:table-row>
        <table:table-row table:style-name="ro2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(state, player),</text:p>
          </table:table-cell>
        </table:table-row>
        <table:table-row table:style-name="ro2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state.has("Bat Key", player),</text:p>
          </table:table-cell>
        </table:table-row>
        <table:table-row table:style-name="ro2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2"/>
        </table:table-row>
        <table:table-row table:style-name="ro2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(state, player),</text:p>
          </table:table-cell>
        </table:table-row>
        <table:table-row table:style-name="ro2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2"/>
        </table:table-row>
        <table:table-row table:style-name="ro2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2"/>
        </table:table-row>
        <table:table-row table:style-name="ro2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state.has("Pumpkin Key", player),</text:p>
          </table:table-cell>
        </table:table-row>
        <table:table-row table:style-name="ro2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2"/>
        </table:table-row>
        <table:table-row table:style-name="ro2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state, player),</text:p>
          </table:table-cell>
        </table:table-row>
        <table:table-row table:style-name="ro2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state.has("Fertilizer", player),</text:p>
          </table:table-cell>
        </table:table-row>
        <table:table-row table:style-name="ro2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2"/>
        </table:table-row>
        <table:table-row table:style-name="ro2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2"/>
        </table:table-row>
        <table:table-row table:style-name="ro2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2"/>
        </table:table-row>
        <table:table-row table:style-name="ro1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state.has("Bat Key", player),</text:p>
          </table:table-cell>
        </table:table-row>
        <table:table-row table:style-name="ro2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2"/>
        </table:table-row>
        <table:table-row table:style-name="ro2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2"/>
        </table:table-row>
        <table:table-row table:style-name="ro1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2"/>
        </table:table-row>
        <table:table-row table:style-name="ro2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state.has("Ghost Potion", player) and state.has("Bat Key", player),</text:p>
          </table:table-cell>
        </table:table-row>
        <table:table-row table:style-name="ro2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,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, Floor 2</text:p>
          </table:table-cell>
          <table:table-cell/>
          <table:table-cell office:value-type="string">
            <text:p>state.has("Ghost Potion", player),</text:p>
          </table:table-cell>
        </table:table-row>
        <table:table-row table:style-name="ro1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2"/>
        </table:table-row>
        <table:table-row table:style-name="ro1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state.has("Bat Key", player) and state.has( "Skull Key",player) and state.has("Pumpkin Key", player),</text:p>
          </table:table-cell>
        </table:table-row>
        <table:table-row table:style-name="ro2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2"/>
        </table:table-row>
        <table:table-row table:style-name="ro1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2"/>
        </table:table-row>
        <table:table-row table:style-name="ro1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2"/>
        </table:table-row>
        <table:table-row table:style-name="ro2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2"/>
        </table:table-row>
        <table:table-row table:style-name="ro2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2"/>
        </table:table-row>
        <table:table-row table:style-name="ro2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2"/>
        </table:table-row>
        <table:table-row table:style-name="ro2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state.has("Pumpkin Key", player),</text:p>
          </table:table-cell>
        </table:table-row>
        <table:table-row table:style-name="ro2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state.has("Fertilizer", player),</text:p>
          </table:table-cell>
        </table:table-row>
        <table:table-row table:style-name="ro2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2"/>
        </table:table-row>
        <table:table-row table:style-name="ro2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state.has("Fertilizer", player),</text:p>
          </table:table-cell>
        </table:table-row>
        <table:table-row table:style-name="ro2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state.has("Fertilizer", player),</text:p>
          </table:table-cell>
        </table:table-row>
        <table:table-row table:style-name="ro2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state.has("Bat Key", player),</text:p>
          </table:table-cell>
        </table:table-row>
        <table:table-row table:style-name="ro2">
          <table:table-cell office:value-type="string">
            <text:p>Creepy Caverns E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2"/>
        </table:table-row>
        <table:table-row table:style-name="ro2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2"/>
        </table:table-row>
        <table:table-row table:style-name="ro1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2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2"/>
        </table:table-row>
        <table:table-row table:style-name="ro1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2"/>
        </table:table-row>
        <table:table-row table:style-name="ro1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2"/>
        </table:table-row>
        <table:table-row table:style-name="ro1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state.has("Ghost Potion", player) and state.has("Silver Sling",player),</text:p>
          </table:table-cell>
        </table:table-row>
        <table:table-row table:style-name="ro1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2"/>
        </table:table-row>
        <table:table-row table:style-name="ro1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state.has("Ghost Potion", player) and state.has("Silver Sling",player),</text:p>
          </table:table-cell>
        </table:table-row>
        <table:table-row table:style-name="ro1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state, player),</text:p>
          </table:table-cell>
        </table:table-row>
        <table:table-row table:style-name="ro1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2"/>
        </table:table-row>
        <table:table-row table:style-name="ro1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2"/>
        </table:table-row>
        <table:table-row table:style-name="ro1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2"/>
        </table:table-row>
        <table:table-row table:style-name="ro1">
          <table:table-cell office:value-type="string">
            <text:p>Bonkula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2"/>
        </table:table-row>
        <table:table-row table:style-name="ro1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state.has("Bat Key", player),</text:p>
          </table:table-cell>
        </table:table-row>
        <table:table-row table:style-name="ro1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2"/>
        </table:table-row>
        <table:table-row table:style-name="ro1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state.has("Boots", player),</text:p>
          </table:table-cell>
        </table:table-row>
        <table:table-row table:style-name="ro1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state.has("Boots", player) and have_light_source(state,player) and state.has( "Fertilizer", player),</text:p>
          </table:table-cell>
        </table:table-row>
        <table:table-row table:style-name="ro1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2"/>
        </table:table-row>
        <table:table-row table:style-name="ro2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2"/>
        </table:table-row>
        <table:table-row table:style-name="ro1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Scaredy Cat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state.has("Cat", player),</text:p>
          </table:table-cell>
        </table:table-row>
        <table:table-row table:style-name="ro2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Sticky Shoes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state.has("Mushroom", player, 10),</text:p>
          </table:table-cell>
        </table:table-row>
        <table:table-row table:style-name="ro1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Zombie Stom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(state, player),</text:p>
          </table:table-cell>
        </table:table-row>
        <table:table-row table:style-name="ro2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Smashing Pumpkins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(state, player),</text:p>
          </table:table-cell>
        </table:table-row>
        <table:table-row table:style-name="ro2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Silver Bullet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2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(state, player) and state.has("Silver Sling",player) and state.has("Boots", player),</text:p>
          </table:table-cell>
        </table:table-row>
        <table:table-row table:style-name="ro1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state.has("Big Gem", player) and state.has("Doom Daisy", player) and state.has("Mushroom", player, 10),</text:p>
          </table:table-cell>
        </table:table-row>
        <table:table-row table:style-name="ro2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2"/>
        </table:table-row>
        <table:table-row table:style-name="ro2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state.has("Silver Sling", player) and state.has("Ghost Potion", player) and can_enter_vampy(state, player),</text:p>
          </table:table-cell>
        </table:table-row>
      </table:table>
      <table:table table:name="Items" table:style-name="ta1" table:print="false">
        <table:table-column table:style-name="co1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table:number-columns-repeated="2" office:value-type="string">
            <text:p>Variable</text:p>
          </table:table-cell>
          <table:table-cell office:value-type="string">
            <text:p>Type</text:p>
          </table:table-cell>
          <table:table-cell office:value-type="string">
            <text:p>Logic</text:p>
          </table:table-cell>
        </table:table-row>
        <table:table-row table:style-name="ro2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</table:table-row>
        <table:table-row table:style-name="ro2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</table:table-row>
        <table:table-row table:style-name="ro2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</table:table-row>
        <table:table-row table:style-name="ro2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</table:table-row>
        <table:table-row table:style-name="ro2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Vamp Statue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Zombie Reward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</table:table-row>
        <table:table-row table:style-name="ro2">
          <table:table-cell office:value-type="string">
            <text:p>3 way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</table:table-row>
        <table:table-row table:style-name="ro2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  <table:table-row table:style-name="ro2">
          <table:table-cell office:value-type="string">
            <text:p>Reflect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</table:table-row>
        <table:table-row table:style-name="ro2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</table:table-row>
      </table:table>
      <table:table table:name="Regions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</table:table-row>
        <table:table-row table:style-name="ro2"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Halloween Hill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Underground Tunnel Top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/>
        </table:table-row>
        <table:table-row table:style-name="ro2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/>
        </table:table-row>
        <table:table-row table:style-name="ro2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</table:table-row>
        <table:table-row table:style-name="ro2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</table:table-row>
        <table:table-row table:style-name="ro2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Haunted Tower<text:tab/>Floor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Haunted Tower<text:tab/>Floor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2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/>
        </table:table-row>
        <table:table-row table:style-name="ro1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2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2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/>
        </table:table-row>
        <table:table-row table:style-name="ro2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/>
        </table:table-row>
        <table:table-row table:style-name="ro1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/>
        </table:table-row>
        <table:table-row table:style-name="ro2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2/13/2024</text:date>, <text:time>12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3T12:10:47.75</dc:date>
    <dc:creator>David Beerens</dc:creator>
    <meta:editing-duration>PT3H56M43S</meta:editing-duration>
    <meta:editing-cycles>8</meta:editing-cycles>
    <meta:generator>OpenOffice/4.1.15$Win32 OpenOffice.org_project/4115m2$Build-9813</meta:generator>
    <meta:document-statistic meta:table-count="5" meta:cell-count="2718" meta:object-count="0"/>
  </office:meta>
</office:document-meta>
</file>